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1.048cm"/>
    </style:style>
    <style:style style:name="co15" style:family="table-column">
      <style:table-column-properties fo:break-before="auto" style:column-width="2.926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401cm"/>
    </style:style>
    <style:style style:name="co24" style:family="table-column">
      <style:table-column-properties fo:break-before="auto" style:column-width="2.99cm"/>
    </style:style>
    <style:style style:name="co26" style:family="table-column">
      <style:table-column-properties fo:break-before="auto" style:column-width="3.175cm"/>
    </style:style>
    <style:style style:name="co27" style:family="table-column">
      <style:table-column-properties fo:break-before="auto" style:column-width="3.281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2.903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7" style:family="table" style:master-page-name="PageStyle_5f_Andrew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6"/>
        <table:table-column table:style-name="co16" table:default-cell-style-name="ce26"/>
        <table:table-column table:style-name="co17" table:default-cell-style-name="ce1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6" office:value-type="float" office:value="5571000">
            <text:p>5,57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71378000">
            <text:p>71,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9968000">
            <text:p>119,96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0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1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table:style-name="ce26"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table:style-name="ce26" office:value-type="float" office:value="1244000">
            <text:p>1,2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F</text:p>
          </table:table-cell>
          <table:table-cell office:value-type="string">
            <text:p>P Maroon</text:p>
          </table:table-cell>
          <table:table-cell office:value-type="float" office:value="2000000">
            <text:p>2,000,000.00</text:p>
          </table:table-cell>
          <table:table-cell/>
          <table:table-cell table:style-name="Default"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70394000">
            <text:p>70,394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0366000">
            <text:p>110,366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7" table:print="false">
        <office:forms form:automatic-focus="false" form:apply-design-mode="false"/>
        <table:table-column table:style-name="co22" table:number-columns-repeated="2" table:default-cell-style-name="ce1"/>
        <table:table-column table:style-name="co24" table:default-cell-style-name="ce1"/>
        <table:table-column table:style-name="co26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7" table:default-cell-style-name="ce1"/>
        <table:table-column table:style-name="co24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table:style-name="Default"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3855000">
            <text:p>63,85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Default"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0582000">
            <text:p>100,58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1321">
            <text:p>1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2940000">
            <text:p>62,940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7210000">
            <text:p>57,21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0022000">
            <text:p>90,022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3175333">
            <text:p>103,175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8425000">
            <text:p>58,4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4278000">
            <text:p>84,2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5365000">
            <text:p>75,36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2015-11-02</text:date>, <text:time>20:3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1-02T20:37:42</dc:date>
    <dc:creator>Ben Miller</dc:creator>
    <meta:editing-duration>P87DT2H41M52S</meta:editing-duration>
    <meta:editing-cycles>255</meta:editing-cycles>
    <meta:document-statistic meta:table-count="11" meta:cell-count="2517" meta:object-count="0"/>
    <meta:user-defined meta:name=""/>
  </office:meta>
</office:document-meta>
</file>